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automatic-styles>
    <style:style style:name="P1" style:family="paragraph" style:parent-style-name="Standard">
      <style:text-properties officeooo:rsid="001f30b7" officeooo:paragraph-rsid="001f30b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uthor-name text:fixed="false">LocalUser#1</text:author-n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los </meta:initial-creator>
    <meta:creation-date>2015-10-21T11:21:15.937019718</meta:creation-date>
    <dc:date>2023-01-12T10:54:00.441349647</dc:date>
    <meta:editing-duration>PT6M3S</meta:editing-duration>
    <meta:editing-cycles>13</meta:editing-cycles>
    <meta:generator>Collabora_OfficeDev/22.05.9.1$Linux_X86_64 LibreOffice_project/5d7f44821d737958a8ea7825f4233079aee77db8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